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columns_to_fill = ['brse_east(m)', 'pord_east(m)', 'mpra_east(m)']</text:p>
      <text:p text:style-name="Standard"/>
      <text:p text:style-name="Standard">#for column in columns_to_fill:</text:p>
      <text:p text:style-name="Standard"><text:s text:c="4"/>#mean_value = stations_copy[column].mean()</text:p>
      <text:p text:style-name="Standard"><text:s text:c="4"/>#stations_copy[column].fillna(mean_value, inplace=Tru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2:51:23.129744309</meta:creation-date>
    <dc:date>2024-02-29T12:52:09.992816197</dc:date>
    <meta:editing-duration>PT47S</meta:editing-duration>
    <meta:editing-cycles>1</meta:editing-cycles>
    <meta:document-statistic meta:table-count="0" meta:image-count="0" meta:object-count="0" meta:page-count="1" meta:paragraph-count="4" meta:word-count="14" meta:character-count="203" meta:non-whitespace-character-count="185"/>
    <meta:generator>LibreOffice/7.3.7.2$Linux_X86_64 LibreOffice_project/30$Build-2</meta:generator>
  </office:meta>
</office:document-meta>
</file>